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beb2" officeooo:paragraph-rsid="0005be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3T20:25:58.760249945</meta:creation-date>
    <dc:date>2022-02-13T20:26:25.647622415</dc:date>
    <meta:editing-duration>PT32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4.7.2$Linux_X86_64 LibreOffice_project/40$Build-2</meta:generator>
  </office:meta>
</office:document-meta>
</file>